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man" svg:font-family="Roman" style:font-family-generic="roman" style:font-pitch="variable" svg:panose-1="0 0 0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15%"/>
      <style:text-properties style:font-name-asian="Calibri" style:text-line-through-style="solid" style:text-line-through-width="auto" style:text-line-through-color="font-color" style:text-line-through-mode="continuous" style:text-line-through-type="single" fo:font-size="12pt" style:font-size-asian="12pt" style:font-size-complex="12pt"/>
    </style:style>
    <style:style style:name="P10" style:parent-style-name="Normal" style:family="paragraph">
      <style:paragraph-properties fo:text-align="center">
        <style:tab-stops>
          <style:tab-stop style:type="left" style:position="1.9687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style:text-autospace="none" fo:text-align="justify" fo:line-height="150%" fo:margin-left="1.9687in">
        <style:tab-stops/>
      </style:paragraph-properties>
      <style:text-properties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style:text-autospace="none" fo:text-align="justify" fo:line-height="150%" fo:margin-left="2.95in">
        <style:tab-stops/>
      </style:paragraph-properties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P13" style:parent-style-name="Normal" style:family="paragraph">
      <style:paragraph-properties fo:text-align="justify" fo:line-height="150%">
        <style:tab-stops>
          <style:tab-stop style:type="left" style:position="1.9687in"/>
        </style:tab-stops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</style:style>
    <style:style style:name="T15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16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17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18" style:parent-style-name="Fonteparág.padrão" style:family="text">
      <style:text-properties style:font-name="Arial" style:font-name-complex="Arial" fo:letter-spacing="-0.0027in"/>
    </style:style>
    <style:style style:name="P19" style:parent-style-name="Normal" style:family="paragraph">
      <style:paragraph-properties fo:text-align="justify" fo:text-indent="1.9687in">
        <style:tab-stops>
          <style:tab-stop style:type="left" style:position="0in"/>
        </style:tab-stops>
      </style:paragraph-properties>
      <style:text-properties style:font-name="Arial" style:font-name-complex="Arial"/>
    </style:style>
    <style:style style:name="P2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21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22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23" style:parent-style-name="Fonteparág.padrão" style:family="text">
      <style:text-properties style:font-name="Arial" style:font-name-complex="Arial" fo:letter-spacing="-0.0027in"/>
    </style:style>
    <style:style style:name="T24" style:parent-style-name="Fonteparág.padrão" style:family="text">
      <style:text-properties style:font-name="Arial" style:font-name-complex="Arial" fo:letter-spacing="-0.0027in"/>
    </style:style>
    <style:style style:name="T25" style:parent-style-name="Fonteparág.padrão" style:family="text">
      <style:text-properties style:font-name="Arial" style:font-name-complex="Arial" fo:letter-spacing="-0.0027in"/>
    </style:style>
    <style:style style:name="T26" style:parent-style-name="Fonteparág.padrão" style:family="text">
      <style:text-properties style:font-name="Arial" style:font-name-complex="Arial" fo:letter-spacing="-0.0027in"/>
    </style:style>
    <style:style style:name="T27" style:parent-style-name="Fonteparág.padrão" style:family="text">
      <style:text-properties style:font-name="Arial" style:font-name-complex="Arial" fo:letter-spacing="-0.0027in"/>
    </style:style>
    <style:style style:name="T28" style:parent-style-name="Fonteparág.padrão" style:family="text">
      <style:text-properties style:font-name="Arial" style:font-name-complex="Arial" fo:letter-spacing="-0.0027in"/>
    </style:style>
    <style:style style:name="T29" style:parent-style-name="Fonteparág.padrão" style:family="text">
      <style:text-properties style:font-name="Arial" style:font-name-complex="Arial" fo:letter-spacing="-0.0027in"/>
    </style:style>
    <style:style style:name="T30" style:parent-style-name="Fonteparág.padrão" style:family="text">
      <style:text-properties style:font-name="Arial" style:font-name-complex="Arial" fo:letter-spacing="-0.0027in"/>
    </style:style>
    <style:style style:name="T31" style:parent-style-name="Fonteparág.padrão" style:family="text">
      <style:text-properties style:font-name="Arial" style:font-name-complex="Arial" fo:letter-spacing="-0.0027in"/>
    </style:style>
    <style:style style:name="T32" style:parent-style-name="Fonteparág.padrão" style:family="text">
      <style:text-properties style:font-name="Arial" style:font-name-complex="Arial" fo:letter-spacing="-0.0027in"/>
    </style:style>
    <style:style style:name="T33" style:parent-style-name="Fonteparág.padrão" style:family="text">
      <style:text-properties style:font-name="Arial" style:font-name-complex="Arial" fo:letter-spacing="-0.0027in"/>
    </style:style>
    <style:style style:name="T34" style:parent-style-name="Fonteparág.padrão" style:family="text">
      <style:text-properties style:font-name="Arial" style:font-name-complex="Arial" fo:letter-spacing="-0.0027in"/>
    </style:style>
    <style:style style:name="T35" style:parent-style-name="Fonteparág.padrão" style:family="text">
      <style:text-properties style:font-name="Arial" style:font-name-complex="Arial" fo:letter-spacing="-0.0027in"/>
    </style:style>
    <style:style style:name="T36" style:parent-style-name="Fonteparág.padrão" style:family="text">
      <style:text-properties style:font-name="Arial" style:font-name-complex="Arial" fo:letter-spacing="-0.0027in"/>
    </style:style>
    <style:style style:name="P3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3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39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40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41" style:parent-style-name="Fonteparág.padrão" style:family="text">
      <style:text-properties style:font-name="Arial" style:font-name-complex="Arial" fo:letter-spacing="-0.0027in"/>
    </style:style>
    <style:style style:name="P4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2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53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54" style:parent-style-name="Fonteparág.padrão" style:family="text">
      <style:text-properties style:font-name="Arial" style:font-name-complex="Arial" fo:letter-spacing="-0.0027in"/>
    </style:style>
    <style:style style:name="P5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6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77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78" style:parent-style-name="Fonteparág.padrão" style:family="text">
      <style:text-properties style:font-name="Arial" style:font-name-complex="Arial" fo:letter-spacing="-0.0027in"/>
    </style:style>
    <style:style style:name="T79" style:parent-style-name="Fonteparág.padrão" style:family="text">
      <style:text-properties style:font-name="Arial" style:font-name-complex="Arial" fo:letter-spacing="-0.0027in"/>
    </style:style>
    <style:style style:name="T80" style:parent-style-name="Fonteparág.padrão" style:family="text">
      <style:text-properties style:font-name="Arial" style:font-name-complex="Arial" fo:letter-spacing="-0.0027in"/>
    </style:style>
    <style:style style:name="T81" style:parent-style-name="Fonteparág.padrão" style:family="text">
      <style:text-properties style:font-name="Arial" style:font-name-complex="Arial" fo:letter-spacing="-0.0027in"/>
    </style:style>
    <style:style style:name="T82" style:parent-style-name="Fonteparág.padrão" style:family="text">
      <style:text-properties style:font-name="Arial" style:font-name-complex="Arial" fo:letter-spacing="-0.0027in"/>
    </style:style>
    <style:style style:name="T83" style:parent-style-name="Fonteparág.padrão" style:family="text">
      <style:text-properties style:font-name="Arial" style:font-name-complex="Arial" fo:letter-spacing="-0.0027in"/>
    </style:style>
    <style:style style:name="T84" style:parent-style-name="Fonteparág.padrão" style:family="text">
      <style:text-properties style:font-name="Arial" style:font-name-complex="Arial" fo:letter-spacing="-0.0027in"/>
    </style:style>
    <style:style style:name="T85" style:parent-style-name="Fonteparág.padrão" style:family="text">
      <style:text-properties style:font-name="Arial" style:font-name-complex="Arial" fo:letter-spacing="-0.0027in"/>
    </style:style>
    <style:style style:name="T86" style:parent-style-name="Fonteparág.padrão" style:family="text">
      <style:text-properties style:font-name="Arial" style:font-name-complex="Arial" fo:letter-spacing="-0.0027in"/>
    </style:style>
    <style:style style:name="T87" style:parent-style-name="Fonteparág.padrão" style:family="text">
      <style:text-properties style:font-name="Arial" style:font-name-complex="Arial" fo:letter-spacing="-0.0027in"/>
    </style:style>
    <style:style style:name="T88" style:parent-style-name="Fonteparág.padrão" style:family="text">
      <style:text-properties style:font-name="Arial" style:font-name-complex="Arial" fo:letter-spacing="-0.0027in"/>
    </style:style>
    <style:style style:name="T89" style:parent-style-name="Fonteparág.padrão" style:family="text">
      <style:text-properties style:font-name="Arial" style:font-name-complex="Arial" fo:letter-spacing="-0.0027in"/>
    </style:style>
    <style:style style:name="T90" style:parent-style-name="Fonteparág.padrão" style:family="text">
      <style:text-properties style:font-name="Arial" style:font-name-complex="Arial" fo:letter-spacing="-0.0027in"/>
    </style:style>
    <style:style style:name="T91" style:parent-style-name="Fonteparág.padrão" style:family="text">
      <style:text-properties style:font-name="Arial" style:font-name-complex="Arial" fo:letter-spacing="-0.0027in"/>
    </style:style>
    <style:style style:name="T92" style:parent-style-name="Fonteparág.padrão" style:family="text">
      <style:text-properties style:font-name="Arial" style:font-name-complex="Arial" fo:letter-spacing="-0.0027in"/>
    </style:style>
    <style:style style:name="T93" style:parent-style-name="Fonteparág.padrão" style:family="text">
      <style:text-properties style:font-name="Arial" style:font-name-complex="Arial" fo:letter-spacing="-0.0027in"/>
    </style:style>
    <style:style style:name="P94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95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96" style:parent-style-name="Fonteparág.padrão" style:family="text">
      <style:text-properties style:font-name="Arial" style:font-name-complex="Arial" fo:letter-spacing="-0.0027in"/>
    </style:style>
    <style:style style:name="T97" style:parent-style-name="Fonteparág.padrão" style:family="text">
      <style:text-properties style:font-name="Arial" style:font-name-complex="Arial" fo:letter-spacing="-0.0027in"/>
    </style:style>
    <style:style style:name="T98" style:parent-style-name="Fonteparág.padrão" style:family="text">
      <style:text-properties style:font-name="Arial" style:font-name-complex="Arial" fo:letter-spacing="-0.0027in"/>
    </style:style>
    <style:style style:name="T99" style:parent-style-name="Fonteparág.padrão" style:family="text">
      <style:text-properties style:font-name="Arial" style:font-name-complex="Arial" fo:letter-spacing="-0.0027in"/>
    </style:style>
    <style:style style:name="T100" style:parent-style-name="Fonteparág.padrão" style:family="text">
      <style:text-properties style:font-name="Arial" style:font-name-complex="Arial" fo:letter-spacing="-0.0027in"/>
    </style:style>
    <style:style style:name="T101" style:parent-style-name="Fonteparág.padrão" style:family="text">
      <style:text-properties style:font-name="Arial" style:font-name-complex="Arial" fo:letter-spacing="-0.0027in"/>
    </style:style>
    <style:style style:name="T102" style:parent-style-name="Fonteparág.padrão" style:family="text">
      <style:text-properties style:font-name="Arial" style:font-name-complex="Arial" fo:letter-spacing="-0.0027in"/>
    </style:style>
    <style:style style:name="T103" style:parent-style-name="Fonteparág.padrão" style:family="text">
      <style:text-properties style:font-name="Arial" style:font-name-complex="Arial" fo:letter-spacing="-0.0027in"/>
    </style:style>
    <style:style style:name="T104" style:parent-style-name="Fonteparág.padrão" style:family="text">
      <style:text-properties style:font-name="Arial" style:font-name-complex="Arial" fo:letter-spacing="-0.0027in"/>
    </style:style>
    <style:style style:name="P105" style:parent-style-name="Normal" style:family="paragraph">
      <style:paragraph-properties fo:text-align="justify" fo:margin-top="0.0833in" fo:line-height="150%" fo:text-indent="1.9687in"/>
      <style:text-properties style:font-name="Arial" style:font-name-complex="Arial"/>
    </style:style>
    <style:style style:name="P106" style:parent-style-name="Normal" style:family="paragraph">
      <style:paragraph-properties fo:line-height="150%">
        <style:tab-stops>
          <style:tab-stop style:type="left" style:position="1.9687in"/>
        </style:tab-stops>
      </style:paragraph-properties>
      <style:text-properties style:font-name="Arial" style:font-name-complex="Arial"/>
    </style:style>
    <style:style style:name="P107" style:parent-style-name="Normal" style:family="paragraph">
      <style:paragraph-properties>
        <style:tab-stops>
          <style:tab-stop style:type="left" style:position="1.9687in"/>
        </style:tab-stops>
      </style:paragraph-properties>
      <style:text-properties style:font-name="Arial" style:font-name-complex="Arial"/>
    </style:style>
    <style:style style:name="P108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09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0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1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2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3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4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5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6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7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18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19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20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21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22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23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24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25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style:font-weight-complex="bold" fo:text-transform="uppercase" fo:font-size="9pt" style:font-size-asian="9pt" style:font-size-complex="9pt"/>
    </style:style>
    <style:style style:name="P126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9pt" style:font-size-asian="9pt" style:font-size-complex="9pt"/>
    </style:style>
    <style:style style:name="P127" style:parent-style-name="SemEspaçamento" style:family="paragraph">
      <style:paragraph-properties fo:text-align="center" fo:line-height="115%" fo:margin-right="2.9875in"/>
    </style:style>
    <style:style style:name="T128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/>
    </style:style>
  </office:automatic-styles>
  <office:body>
    <office:text text:use-soft-page-breaks="true">
      <text:p text:style-name="P1"/>
      <text:p text:style-name="P10">PORTARIA Nº 3.188, DE<text:s/>02<text:s/>DE AGOSTO<text:s/>DE 2021</text:p>
      <text:p text:style-name="P11"/>
      <text:p text:style-name="P12">Designa<text:s/>Gestor e<text:s/>Fiscal dos<text:s/>Contratos<text:s/>nº<text:s/>018/2021, Processo de Compras nº<text:s/>975/2021.</text:p>
      <text:p text:style-name="P13"/>
      <text:p text:style-name="P14"><text:span text:style-name="T15">Eng.º<text:s/></text:span><text:span text:style-name="T16">IVAIR NUNES PEREIRA</text:span><text:span text:style-name="T17">,<text:s/></text:span><text:span text:style-name="T18">Presidente do Departamento de Águas e Esgotos de Valinhos, no uso das atribuições que lhe são conferidas por Lei;</text:span></text:p>
      <text:p text:style-name="P19"/>
      <text:p text:style-name="P20">CONSIDERANDO o previsto<text:s/>nos termos do artigo 67, da Lei Federal nº 8.666, de 21 de junho de 1993, quanto às determinações legais para realização de contratações pela administração pública e ainda quanto às determinações legais para acompanhamento e fiscalização dos contratos administrativos;<text:s/>RESOLVE:</text:p>
      <text:p text:style-name="P21"><text:bookmark-start text:name="_Hlk66793020"/><text:span text:style-name="T22">Art. 1º</text:span><text:span text:style-name="T23"><text:s/>Designar os servidores abaixo relacionados como Gestor e Fiscal do Termo de Contrato<text:s/></text:span><text:span text:style-name="T24">de<text:s/></text:span><text:span text:style-name="T25"><text:s/></text:span><text:span text:style-name="T26">nº<text:s/></text:span><text:span text:style-name="T27">0</text:span><text:span text:style-name="T28">18</text:span><text:span text:style-name="T29">/2021, cujo objeto é<text:s/></text:span><text:span text:style-name="T30">para a<text:s/></text:span><text:span text:style-name="T31">contratação de empresa especializada</text:span><text:span text:style-name="T32"><text:s/>para</text:span><text:span text:style-name="T33"><text:s/>prestação de serviços relativos à atualização de dados cadastrais dos usuários do DAEV existente</text:span><text:span text:style-name="T34">s no sistema de gestão comercial</text:span><text:span text:style-name="T35">.</text:span><text:span text:style-name="T36"><text:s/></text:span></text:p>
      <text:p text:style-name="P37">I. Servidor<text:s/>Cleber Fernando Bernardi– matrícula<text:s/>1380, portador do CPF sob nº<text:s/>336.311.348-30; na qualidade de Gestor do contrato; e</text:p>
      <text:p text:style-name="P38"><text:bookmark-end text:name="_Hlk66793020"/>II. Servidora<text:s/>Karine Barbarini da Costa<text:s/>– matrícula<text:s/>1065, portador do CPF sob nº<text:s/>268.680.398-32; na qualidade de Fiscal do contrato.</text:p>
      <text:p text:style-name="P39"><text:span text:style-name="T40">Art. 2º</text:span><text:span text:style-name="T41"><text:s/>Ao Gestor do contrato caberá as seguintes atribuições:</text:span></text:p>
      <text:p text:style-name="P42">I. coordenar e auxiliar o Fiscal do contrato nos procedimentos de acompanhamento da execução contratual e na forma de apresentação dos documentos exigíveis para pagamento mensal ou eventual;<text:s/></text:p>
      <text:p text:style-name="P43">II. manter em sua unidade cópia do contrato e de suas atualizações e disponibilizá-la aos fiscais para conhecimento das regras estabelecidas, com vistas à devida e adequada gestão e fiscalização do contrato;<text:s/></text:p>
      <text:p text:style-name="P44">III. receber, manifestar-se e dar o encaminhamento devido a dúvidas ou questionamentos feitos pela contratada e pela fiscalização, centralizando as informações;<text:s/></text:p>
      <text:p text:style-name="P45">IV. zelar pelo fiel cumprimento do objeto contratado sob sua supervisão e, sempre que requerido, submeter previamente à deliberação da Presidência pedido de alteração;<text:s/></text:p>
      <text:p text:style-name="P46">V. controlar o prazo de vigência do contrato para que a execução seja tempestiva;<text:s/></text:p>
      <text:p text:style-name="P47">VI. informar à Autoridade Competente, tempestivamente, o descumprimento contratual por parte da contratada e sugerir a aplicação das sanções previstas no instrumento convocatório e/ou no contrato, após o devido processo administrativo;<text:s/></text:p>
      <text:p text:style-name="P48">VII. encaminhar à Autoridade Competente, no prazo de 90 (noventa) dias do vencimento do contrato, o pedido devidamente justificado de prorrogação de vigência, quando for o caso, acompanhado da anuência da contratada, pesquisa de mercado e avaliação dos resultados obtidos que<text:s/><text:soft-page-break/>comprovem a necessidade e a vantagem econômica da contratação, ou nova requisição de compras/serviços para abertura de procedimento licitatório;<text:s/></text:p>
      <text:p text:style-name="P49">VIII. informar ao Departamento Financeiro, até 10 de dezembro de cada exercício, as obrigações não liquidadas no exercício, visando à obtenção de reforço, cancelamento e/ou inscrição de saldos de empenho a conta de restos a pagar;<text:s/></text:p>
      <text:p text:style-name="P50">IX. assinar, juntamente com o Fiscal do contrato, notas fiscais e atestado de capacidade técnica referente à execução e desempenho da contratada, que deverá ser elaborado quando solicitado, através de processo administrativo próprio para este fim; e<text:s/></text:p>
      <text:p text:style-name="P51">X. encaminhar à Autoridade Competente a decisão de providências relativas ao contrato que ultrapassarem a sua competência/atribuição, para a adoção tempestiva das medidas cabíveis.<text:s/></text:p>
      <text:p text:style-name="P52"><text:span text:style-name="T53">Art. 3º</text:span><text:span text:style-name="T54"><text:s/>Ao Fiscal do contrato caberá as seguintes atribuições:</text:span></text:p>
      <text:p text:style-name="P55">I. analisar os documentos apresentados para pagamento, conferi-los com as condições estabelecidas no contrato e atestar a Nota Fiscal ou enviar Notificação para contratada para regularização de impropriedade constatada;<text:s/></text:p>
      <text:p text:style-name="P56">II. acompanhar o saldo das notas de empenho e, quando necessário, requerer os respectivos reforços, mantendo o Departamento Financeiro informado acerca dos pagamentos eventualmente pendentes;<text:s/></text:p>
      <text:p text:style-name="P57">III. emitir ordens de serviço/fornecimento e solicitar à contratada a correção de pendências constatadas na execução do contrato;<text:s/></text:p>
      <text:p text:style-name="P58">IV. avaliar eventuais atrasos nos prazos de entrega ou ocorrências que possam gerar dificuldades à conclusão do objeto contratado e submetê-las ao Gestor do contrato para envio à autoridade superior para deliberação;<text:s/></text:p>
      <text:p text:style-name="P59">V. verificar se, na entrega de material ou na prestação de serviço, a especificação, valor unitário ou total, a quantidade e prazos de entrega estão de acordo com o estabelecido no instrumento contratual e edital de licitação;<text:s/></text:p>
      <text:p text:style-name="P60">VI. anotar, em processo específico, quando autuado para esse fim, todas as ocorrências relativas à execução do contrato;<text:s/></text:p>
      <text:p text:style-name="P61">VII registrar e informar ao gestor as atividades desempenhadas e todas as pendências constatadas na execução do contrato;<text:s/></text:p>
      <text:p text:style-name="P62">VIII. manifestar-se acerca de solicitação da contratada para prorrogação da execução/entrega do objeto contratual, submetendo ao gestor com vistas à deliberação da Presidência;<text:s/></text:p>
      <text:p text:style-name="P63">IX. receber provisoriamente e definitivamente, as aquisições ou serviços de acordo com as regras contratuais;<text:s/></text:p>
      <text:p text:style-name="P64">X. apresentar relatórios que subsidiem o ateste da nota fiscal pelo Fiscal do contrato;<text:s/></text:p>
      <text:p text:style-name="P65">XI. informar ao Gestor eventual incapacidade técnica da empresa na execução contratual;<text:s/></text:p>
      <text:p text:style-name="P66">XII. propor ao Gestor, na hipótese de descumprimento contratual, a aplicação de sanções à contratada de acordo com as regras estabelecidas no ato convocatório e/ou contrato;<text:s/></text:p>
      <text:soft-page-break/>
      <text:p text:style-name="P67">XIII. elaborar, quando exigido, relatórios, laudos e pareceres das atividades de fiscalização técnica da execução do contrato;<text:s/></text:p>
      <text:p text:style-name="P68">XIV. devolver, mediante justificativa e notificação formal, nota fiscal apresentada pela contratada quando for observada irregularidade que inviabilize o ateste e pagamento do serviço/fornecimento prestado;<text:s/></text:p>
      <text:p text:style-name="P69">XV. acompanhar os resultados alcançados quanto à execução da obrigação do contrato para receber e atestar as notas fiscais, submetendo-as ao Gestor, e encaminhá-las à unidade competente para pagamento, após conferência completa da documentação exigida no contrato;<text:s/></text:p>
      <text:p text:style-name="P70">XVI. controlar os pagamentos efetuados em ordem cronológica, anexando aos autos do processo as notas fiscais e documentos exigidos em contrato, e observar o saldo contratual com auxílio da unidade de orçamento;<text:s/></text:p>
      <text:p text:style-name="P71">XVII. encaminhar o processo de contratação ao Gestor do Contrato, quando houver solicitação de repactuação, reajuste, reequilíbrio, acréscimos/supressões e prorrogação, observado o prazo de vigência contratual;<text:s/></text:p>
      <text:p text:style-name="P72">XVIII. acompanhar a garantia contratual e propor ao Gestor do Contrato, quando terminar a vigência do contrato e desde que não haja pendência, a liberação da garantia contratual em favor da contratada, se for o caso;<text:s/></text:p>
      <text:p text:style-name="P73">XIX. instruir e submeter ao Gestor do contrato o pedido de prorrogação contratual, mediante a juntada da documentação que habilitou a contratada devidamente atualizada, bem como da pesquisa de mercado e avaliação dos resultados obtidos que comprovem a necessidade e a vantagem econômica da contratação;<text:s/></text:p>
      <text:p text:style-name="P74">XX. informar ao gestor do contrato a execução dos saldos empenhados e as questões previdenciárias, trabalhistas e fiscais; e</text:p>
      <text:p text:style-name="P75">XXI. desenvolver outras atribuições oriundas das cláusulas e especificidades contratuais.<text:s/></text:p>
      <text:p text:style-name="P76"><text:span text:style-name="T77">Art. 4º</text:span><text:span text:style-name="T78"><text:s/>Esta Portaria entra em vigor na data de sua publicação, retroagindo seus efeitos a<text:s/></text:span><text:span text:style-name="T79">14</text:span><text:span text:style-name="T80"><text:s/>de junh</text:span><text:span text:style-name="T81">o</text:span><text:span text:style-name="T82"><text:s/>de 2021</text:span><text:span text:style-name="T83">,<text:s/></text:span><text:span text:style-name="T84">data de assinatura do</text:span><text:span text:style-name="T85">s</text:span><text:span text:style-name="T86"><text:s/>termo</text:span><text:span text:style-name="T87">s</text:span><text:span text:style-name="T88"><text:s/>contratua</text:span><text:span text:style-name="T89">is</text:span><text:span text:style-name="T90">, respectivamente aos termos de credenciamentos nº<text:s/></text:span><text:span text:style-name="T91">0</text:span><text:span text:style-name="T92">18</text:span><text:span text:style-name="T93">/2021.</text:span></text:p>
      <text:p text:style-name="P94"><text:span text:style-name="T95">Art. 5º</text:span><text:span text:style-name="T96"><text:s/>Esta Portaria integra o Processo de Compras nº<text:s/></text:span><text:span text:style-name="T97">9</text:span><text:span text:style-name="T98">75/2021</text:span><text:span text:style-name="T99"><text:s/>e Termo</text:span><text:span text:style-name="T100">s</text:span><text:span text:style-name="T101"><text:s/>de Contrato nº<text:s/></text:span><text:span text:style-name="T102">0</text:span><text:span text:style-name="T103">18</text:span><text:span text:style-name="T104">/2021.</text:span></text:p>
      <text:p text:style-name="P105">Valinhos,<text:s/>02 de agosto<text:s/>de 2021.</text:p>
      <text:p text:style-name="P106"/>
      <text:p text:style-name="P107"/>
      <text:p text:style-name="P108"/>
      <text:p text:style-name="P109">Eng.º<text:s/>IVAIR NUNES PEREIRA</text:p>
      <text:p text:style-name="P110">Presidente</text:p>
      <text:p text:style-name="P111"/>
      <text:p text:style-name="P112"/>
      <text:p text:style-name="P113">ALUÍSIO JOSÉ MAMPRIN BRUNELLO</text:p>
      <text:p text:style-name="P114">Diretor do Departamento Administrativo</text:p>
      <text:p text:style-name="P115"/>
      <text:p text:style-name="P116"/>
      <text:p text:style-name="P117">Redigida e lavrada consoante os elementos constantes do Processo de Compras nº<text:s/>975/2021</text:p>
      <text:p text:style-name="P118"/>
      <text:p text:style-name="P119"/>
      <text:p text:style-name="P120"/>
      <text:p text:style-name="P121">.</text:p>
      <text:p text:style-name="P122"/>
      <text:p text:style-name="P123"/>
      <text:p text:style-name="P124"/>
      <text:p text:style-name="P125">Marcelo Tadashi Nisihara<text:s/></text:p>
      <text:p text:style-name="P126">Diretor da Divisão de Pessoal</text:p>
      <text:p text:style-name="P127"><text:span text:style-name="T128">em substituiçã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man" svg:font-family="Roman" style:font-family-generic="roman" style:font-pitch="variable" svg:panose-1="0 0 0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style:font-name="Roman" fo:font-weight="bold" style:font-weight-asian="bold" fo:font-size="12pt" style:font-size-asian="12pt" fo:hyphenate="false"/>
    </style:style>
    <style:style style:name="Normal" style:display-name="Normal" style:family="paragraph">
      <style:text-properties style:font-name="Times New Roman" style:font-name-asian="Times New Roman" fo:hyphenate="false"/>
    </style:style>
    <style:style style:name="Fonteparág.padrão" style:display-name="Fonte parág. padrão" style:family="text"/>
    <style:style style:name="Título1Char" style:display-name="Título 1 Char" style:family="text">
      <style:text-properties style:font-name="Roman" style:font-name-asian="Times New Roman" style:font-name-complex="Times New Roman" fo:font-weight="bold" style:font-weight-asian="bold" fo:font-size="12pt" style:font-size-asian="12pt" style:font-size-complex="10pt"/>
    </style:style>
    <style:style style:name="Númerodepágina" style:display-name="Número de página" style:family="text" style:parent-style-name="Fonteparág.padrão"/>
    <style:style style:name="Cabeçalho" style:display-name="Cabeçalh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Roman" fo:hyphenate="false"/>
    </style:style>
    <style:style style:name="CabeçalhoChar" style:display-name="Cabeçalho Char" style:family="text">
      <style:text-properties style:font-name="Roman" style:font-name-asian="Times New Roman" style:font-name-complex="Times New Roman" fo:font-size="10pt" style:font-size-asian="10pt" style:font-size-complex="10pt"/>
    </style:style>
    <style:style style:name="Título" style:display-name="Título" style:family="paragraph" style:parent-style-name="Normal">
      <style:paragraph-properties fo:text-align="center"/>
      <style:text-properties fo:font-weight="bold" style:font-weight-asian="bold" fo:font-size="18pt" style:font-size-asian="18pt" fo:hyphenate="false"/>
    </style:style>
    <style:style style:name="TítuloChar" style:display-name="Título Char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0pt"/>
    </style:style>
    <style:style style:name="SemEspaçamento" style:display-name="Sem Espaçamento" style:family="paragraph">
      <style:text-properties fo:font-size="11pt" style:font-size-asian="11pt" style:font-size-complex="11pt" style:language-asian="en" style:country-asian="US"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asian="Times New Roman" style:font-name-complex="Tahoma" fo:font-size="8pt" style:font-size-asian="8pt" style:font-size-complex="8pt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Calibri" fo:font-size="10.5pt" style:font-size-asian="10.5pt" style:font-size-complex="10.5pt" fo:hyphenate="false"/>
    </style:style>
    <style:style style:name="RodapéChar" style:display-name="Rodapé Char" style:family="text">
      <style:text-properties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in" fo:margin-left="1.4173in" fo:margin-bottom="0.1951in" fo:margin-right="0.62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784in"/>
      </style:header-style>
      <style:footer-style>
        <style:header-footer-properties style:dynamic-spacing="true" fo:min-height="0.4347in"/>
      </style:footer-style>
    </style:page-layout>
    <style:style style:name="P2" style:parent-style-name="Título" style:family="paragraph">
      <style:paragraph-properties fo:margin-left="0.4923in">
        <style:tab-stops/>
      </style:paragraph-properties>
      <style:text-properties style:font-name="Arial" style:font-name-complex="Arial" fo:font-size="11.5pt" style:font-size-asian="11.5pt" style:font-size-complex="11.5pt"/>
    </style:style>
    <style:style style:name="P3" style:parent-style-name="Título" style:family="paragraph">
      <style:paragraph-properties fo:margin-left="0.4923in">
        <style:tab-stops/>
      </style:paragraph-properties>
    </style:style>
    <style:style style:name="P4" style:parent-style-name="Título" style:family="paragraph">
      <style:paragraph-properties fo:margin-left="0.4923in">
        <style:tab-stops/>
      </style:paragraph-properties>
      <style:text-properties style:font-name="Arial" style:font-name-complex="Arial" fo:color="#0070C0" fo:font-size="11pt" style:font-size-asian="11pt" style:font-size-complex="11pt"/>
    </style:style>
    <style:style style:name="P5" style:parent-style-name="Títul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style:font-weight-complex="bold" fo:color="#0070C0" fo:font-size="11pt" style:font-size-asian="11pt" style:font-size-complex="11pt"/>
    </style:style>
    <style:style style:name="P6" style:parent-style-name="Títul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style:font-weight-complex="bold" fo:color="#0070C0" fo:font-size="11pt" style:font-size-asian="11pt" style:font-size-complex="11pt"/>
    </style:style>
    <style:style style:name="P7" style:parent-style-name="Cabeçalho" style:family="paragraph">
      <style:paragraph-properties fo:text-align="end" fo:margin-right="0.25in"/>
      <style:text-properties style:font-name="Courier New" style:font-name-complex="Courier New" fo:font-size="8pt" style:font-size-asian="8pt" style:font-size-complex="8pt"/>
    </style:style>
    <style:style style:name="P8" style:parent-style-name="Rodapé" style:family="paragraph">
      <style:paragraph-properties>
        <style:tab-stops>
          <style:tab-stop style:type="center" style:position="3.1104in"/>
          <style:tab-stop style:type="center" style:position="3.25in"/>
          <style:tab-stop style:type="right" style:position="6.5in"/>
        </style:tab-stops>
      </style:paragraph-properties>
    </style:style>
    <style:style style:name="P9" style:parent-style-name="Rodapé" style:family="paragraph">
      <style:paragraph-properties>
        <style:tab-stops>
          <style:tab-stop style:type="center" style:position="3.25in"/>
          <style:tab-stop style:type="left" style:position="5.3159in"/>
          <style:tab-stop style:type="right" style:position="6.5in"/>
        </style:tab-stops>
      </style:paragraph-properties>
      <style:text-properties style:font-name="Arial" style:font-name-complex="Arial" fo:font-size="6pt" style:font-size-asian="6pt" style:font-size-complex="6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Cabeçalho"/>
        <text:p text:style-name="Cabeçalho"/>
        <text:p text:style-name="P2"/>
        <text:p text:style-name="P3"><draw:frame draw:z-index="251658752" draw:style-name="a0" draw:name="Imagem 3" text:anchor-type="paragraph" svg:x="-0.45278in" svg:y="0.01806in" svg:width="1.39583in" svg:height="0.53611in" style:rel-width="scale" style:rel-height="scale"><draw:image xlink:href="media/image1.jpeg" xlink:type="simple" xlink:show="embed" xlink:actuate="onLoad"/><svg:title/><svg:desc/></draw:frame></text:p>
        <text:p text:style-name="P4">DEPARTAMENTO DE ÁGUAS E ESGOTOS DE VALINHOS</text:p>
        <text:p text:style-name="P5">Autarquia Municipal</text:p>
        <text:p text:style-name="P6"/>
        <text:p text:style-name="P7"/>
      </style:header>
      <style:footer>
        <text:p text:style-name="P8">Portaria nº 3.188/21<text:tab/><text:s text:c="133"/>Fls.<text:s/><text:page-number text:fixed="false">1</text:page-number><text:s/>de 4</text:p>
        <text:p text:style-name="P9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Gisele Baiochi</meta:initial-creator>
    <dc:creator>Maria Gabriela Gadiolle Angeli</dc:creator>
    <meta:creation-date>2021-08-16T11:18:00Z</meta:creation-date>
    <dc:date>2021-08-16T11:18:00Z</dc:date>
    <meta:print-date>2021-08-02T16:14:00Z</meta:print-date>
    <meta:template xlink:href="Normal.dotm" xlink:type="simple"/>
    <meta:editing-cycles>2</meta:editing-cycles>
    <meta:editing-duration>PT0S</meta:editing-duration>
    <meta:document-statistic meta:page-count="4" meta:paragraph-count="15" meta:word-count="1199" meta:character-count="7659" meta:row-count="53" meta:non-whitespace-character-count="6475"/>
  </office:meta>
</office:document-meta>
</file>